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850d" officeooo:paragraph-rsid="0014850d"/>
    </style:style>
    <style:style style:name="P2" style:family="paragraph" style:parent-style-name="Standard">
      <style:text-properties officeooo:rsid="0014850d" officeooo:paragraph-rsid="0014850d"/>
    </style:style>
    <style:style style:name="P3" style:family="paragraph" style:parent-style-name="Standard">
      <style:text-properties officeooo:rsid="0014850d" officeooo:paragraph-rsid="00163f47"/>
    </style:style>
    <style:style style:name="P4" style:family="paragraph" style:parent-style-name="Standard">
      <style:text-properties officeooo:rsid="0014850d" officeooo:paragraph-rsid="0017f9f9"/>
    </style:style>
    <style:style style:name="P5" style:family="paragraph" style:parent-style-name="Standard">
      <style:text-properties officeooo:rsid="00163f47" officeooo:paragraph-rsid="00163f47"/>
    </style:style>
    <style:style style:name="T1" style:family="text">
      <style:text-properties officeooo:rsid="0015f79d"/>
    </style:style>
    <style:style style:name="T2" style:family="text">
      <style:text-properties officeooo:rsid="00163f47"/>
    </style:style>
    <style:style style:name="T3" style:family="text">
      <style:text-properties officeooo:rsid="0014850d"/>
    </style:style>
    <style:style style:name="T4" style:family="text">
      <style:text-properties officeooo:rsid="00182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ite <text:s/>web : « ma surface habitable »</text:h>
      <text:p text:style-name="P1"/>
      <text:p text:style-name="P1">Développer un site web permettant d'enregistrer la surface de pièces d'habitations en s'identifiant avec son email pour créer un compte. Puis en se connectant à nouveau de ré-afficher les surfaces et de pouvoir les envoyer par email au destinataire de notre choix.</text:p>
      <text:p text:style-name="P1"/>
      <text:h text:style-name="Heading_20_3" text:outline-level="3">Objectifs :</text:h>
      <text:p text:style-name="P1"><text:tab/>Développer un site avec un architecture MVC</text:p>
      <text:p text:style-name="P1"><text:tab/>Respecter les bonnes pratiques de sécurité (programmation défensive)</text:p>
      <text:p text:style-name="P1"><text:tab/>Respecter les normes de programmation (PSR-1, PSR-12)</text:p>
      <text:p text:style-name="P1"><text:tab/>Utiliser la gestion de code source</text:p>
      <text:p text:style-name="P1"/>
      <text:h text:style-name="Heading_20_3" text:outline-level="3">Déroulement :</text:h>
      <text:p text:style-name="P1">1 – Calculer la surface d'une seule pièces</text:p>
      <text:p text:style-name="P1"><text:tab/>utilisation des fonctions</text:p>
      <text:p text:style-name="P1">2 – Calculer la surface de plusieurs pièces</text:p>
      <text:p text:style-name="P1"><text:tab/>utilisation des tableaux</text:p>
      <text:p text:style-name="P3"><text:tab/><text:span text:style-name="T2">programmation défensive</text:span></text:p>
      <text:p text:style-name="P3"><text:tab/><text:span text:style-name="T2">utilisation de la gestion de code source - git</text:span></text:p>
      <text:p text:style-name="P3">3 – Enregistrer les données dans la base de données</text:p>
      <text:p text:style-name="P1"><text:tab/>utilisation de PDO</text:p>
      <text:p text:style-name="P4"><text:tab/><text:span text:style-name="T2">programmation orientée objet</text:span></text:p>
      <text:p text:style-name="P1">4 – page web responsive</text:p>
      <text:p text:style-name="P5"><text:tab/><text:span text:style-name="T3">utilisation de bootstrap (HTML, CSS)</text:span></text:p>
      <text:p text:style-name="P1">5 – rendre le site dynamique</text:p>
      <text:p text:style-name="P1"><text:tab/>architecture MVC - <text:span text:style-name="T2">routeur</text:span></text:p>
      <text:p text:style-name="P1">6 – enregistrer les données dans la base de données</text:p>
      <text:p text:style-name="P1"><text:tab/>sécurité, injection SQL</text:p>
      <text:p text:style-name="P1">7 – création de compte utilisateur</text:p>
      <text:p text:style-name="P1"><text:tab/>sécurité des données utilisateur, <text:span text:style-name="T1">cookies</text:span></text:p>
      <text:p text:style-name="P1">8 – mise en ligne</text:p>
      <text:p text:style-name="P1"><text:tab/>installation sur serveur interne <text:span text:style-name="T4">linux</text:span></text:p>
      <text:p text:style-name="P1"><text:tab/><text:span text:style-name="T4">installation apache, mysql, php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6:37:25.088000000</meta:creation-date>
    <dc:date>2019-11-06T14:51:29.274000000</dc:date>
    <meta:editing-duration>PT7H50M47S</meta:editing-duration>
    <meta:editing-cycles>5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28" meta:word-count="181" meta:character-count="1186" meta:non-whitespace-character-count="1008"/>
  </office:meta>
</office:document-meta>
</file>